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ArgumentResolverTests.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ArgumentResolverTests.mono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ArgumentResolverTests.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ArgumentResolverTests.not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ArgumentResolverTests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ArgumentResolverTests.singlePay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yloadArgumentResolverTests.ini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rgumentResolverTests.string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